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Title" style:master-page-name="Standard">
      <style:paragraph-properties style:page-number="1"/>
    </style:style>
    <style:style style:name="T1" style:family="text">
      <style:text-properties style:font-name="Roboto" style:font-name-asian="Roboto1" style:font-name-complex="Roboto1"/>
    </style:style>
    <style:style style:name="T2" style:family="text">
      <style:text-properties style:font-name="Roboto" fo:font-style="italic" style:font-name-asian="Roboto1" style:font-style-asian="italic" style:font-name-complex="Roboto1"/>
    </style:style>
    <style:style style:name="T3" style:family="text">
      <style:text-properties style:font-name="Roboto" fo:font-style="italic" fo:background-color="#fff2cc" loext:char-shading-value="0" style:font-name-asian="Roboto1" style:font-style-asian="italic" style:font-name-complex="Roboto1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x2106vzn2dx"/><text:span text:style-name="T1">[Launch] </text:span><text:span text:style-name="T2">&lt;title of your change&gt;</text:span></text:p>
      <text:p text:style-name="Standard"><text:span text:style-name="T3">How to use this template: replace the italicized text with details from your launch</text:span></text:p>
      <text:p text:style-name="Standard"/>
      <text:p text:style-name="Standard"><text:span text:style-name="T4">tl;dr: </text:span><text:span text:style-name="T5">A few sentences explaining the top outcomes worth highlighting. What were the most important metric movements or outcomes from the launch?</text:span></text:p>
      <text:p text:style-name="Heading_20_3"><text:bookmark text:name="_cldgluh5mblo"/><text:span text:style-name="T1">Context</text:span></text:p>
      <text:p text:style-name="Standard"><text:span text:style-name="T5">What was the problem you were solving? Give the high-level details relevant to understand what the change is.</text:span></text:p>
      <text:p text:style-name="Heading_20_3"><text:bookmark text:name="_xp8y16xuaz19"/><text:span text:style-name="T1">Test Setup (or Change Details) </text:span></text:p>
      <text:p text:style-name="Standard"><text:span text:style-name="T5">What is the change you made? If this was an A/B test you’re explaining, what treatment did each group of users receive? If this is a major rollout, explain what the new experience is.</text:span></text:p>
      <text:p text:style-name="Heading_20_3"><text:bookmark text:name="_gvvdopjrgrdv"/><text:span text:style-name="T1">Results</text:span></text:p>
      <text:p text:style-name="Standard"><text:span text:style-name="T5">Go over the outcomes that came from this launch:</text:span></text:p>
      <text:p text:style-name="P1"/>
      <text:list xml:id="list2915821809" text:style-name="WWNum1">
        <text:list-item>
          <text:p text:style-name="P2"><text:span text:style-name="T5">Outcome 1 - % win in X metric</text:span></text:p>
        </text:list-item>
        <text:list-item>
          <text:p text:style-name="P2"><text:span text:style-name="T5">Outcome 2 - % win in Y metric</text:span></text:p>
        </text:list-item>
        <text:list-item>
          <text:p text:style-name="P2"><text:span text:style-name="T5">Outcome 3 - quantify/explain non-metric impact</text:span></text:p>
        </text:list-item>
      </text:list>
      <text:p text:style-name="P1"/>
      <text:p text:style-name="Standard"><text:span text:style-name="T5">Include any regressions here and explain why they are not launch blockers.</text:span></text:p>
      <text:p text:style-name="Heading_20_3"><text:bookmark text:name="_kydnn7s1je7k"/><text:span text:style-name="T1">Next steps</text:span></text:p>
      <text:p text:style-name="Standard"><text:span text:style-name="T5">What are the next steps for this project? Give relevant rollout timelines and talk about any future additions the team will pursue.</text:span></text:p>
      <text:p text:style-name="Heading_20_3"><text:bookmark text:name="_8f56bxk6ke4g"/><text:span text:style-name="T1">Thanks</text:span></text:p>
      <text:p text:style-name="Standard"><text:span text:style-name="T5">Include anyone involved in this launch and thank them for their role in getting this over the finish l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190" meta:character-count="1078" meta:non-whitespace-character-count="907"/>
    <meta:generator>LibreOfficeDev/6.0.5.2$Linux_X86_64 LibreOffice_project/</meta:generator>
  </office:meta>
</office:document-meta>
</file>